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rmal arial" svg:font-family="'normal arial', sans-serif"/>
    <style:font-face style:name="Courier New" svg:font-family="'Courier New'" style:font-family-generic="modern"/>
    <style:font-face style:name="Arial1" svg:font-family="Arial, sans-serif" style:font-family-generic="swiss"/>
    <style:font-face style:name="Lucida Sans2" svg:font-family="'Lucida Sans'" style:font-family-generic="swiss"/>
    <style:font-face style:name="arial" svg:font-family="arial, sans-serif" style:font-family-generic="swiss"/>
    <style:font-face style:name="Courier New1" svg:font-family="'Courier New'" style:font-family-generic="modern" style:font-pitch="fixed"/>
    <style:font-face style:name="F" svg:font-family="" style:font-pitch="variable"/>
    <style:font-face style:name="Courier New2" svg:font-family="'Courier New'" style:font-pitch="variable"/>
    <style:font-face style:name="Lucida Grande1" svg:font-family="'Lucida Grande'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52cm" fo:margin-left="-0.007cm" table:align="left" style:writing-mode="lr-tb"/>
    </style:style>
    <style:style style:name="Table1.A" style:family="table-column">
      <style:table-column-properties style:column-width="8.042cm"/>
    </style:style>
    <style:style style:name="Table1.B" style:family="table-column">
      <style:table-column-properties style:column-width="4.226cm"/>
    </style:style>
    <style:style style:name="Table1.C" style:family="table-column">
      <style:table-column-properties style:column-width="12.252cm"/>
    </style:style>
    <style:style style:name="Table1.1" style:family="table-row">
      <style:table-row-properties style:min-row-height="0.924cm" style:keep-together="true" fo:keep-together="auto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fo:padding="0cm" fo:border-left="0.018cm solid #000000" fo:border-right="none" fo:border-top="none" fo:border-bottom="none"/>
    </style:style>
    <style:style style:name="Table1.2" style:family="table-row">
      <style:table-row-properties style:min-row-height="1.584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3" style:family="table-row">
      <style:table-row-properties style:min-row-height="1.27cm" style:keep-together="true" fo:keep-together="auto"/>
    </style:style>
    <style:style style:name="Table1.4" style:family="table-row">
      <style:table-row-properties style:min-row-height="1.381cm" style:keep-together="true" fo:keep-together="auto"/>
    </style:style>
    <style:style style:name="Table1.5" style:family="table-row">
      <style:table-row-properties style:min-row-height="4.487cm" style:keep-together="true" fo:keep-together="auto"/>
    </style:style>
    <style:style style:name="Table1.6" style:family="table-row">
      <style:table-row-properties style:min-row-height="0.824cm" style:keep-together="true" fo:keep-together="auto"/>
    </style:style>
    <style:style style:name="Table1.A6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7" style:family="table-row">
      <style:table-row-properties style:min-row-height="0.859cm" style:keep-together="true" fo:keep-together="auto"/>
    </style:style>
    <style:style style:name="Table1.8" style:family="table-row">
      <style:table-row-properties style:min-row-height="0.487cm" style:keep-together="true" fo:keep-together="auto"/>
    </style:style>
    <style:style style:name="Table1.9" style:family="table-row">
      <style:table-row-properties style:min-row-height="0.123cm" style:keep-together="true" fo:keep-together="auto"/>
    </style:style>
    <style:style style:name="Table1.13" style:family="table-row">
      <style:table-row-properties style:min-row-height="0.048cm" style:keep-together="true" fo:keep-together="auto"/>
    </style:style>
    <style:style style:name="Table1.C13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e2" style:family="table">
      <style:table-properties style:width="25.273cm" fo:margin-left="-0.199cm" table:align="left" style:writing-mode="lr-tb"/>
    </style:style>
    <style:style style:name="Table2.A" style:family="table-column">
      <style:table-column-properties style:column-width="25.273cm"/>
    </style:style>
    <style:style style:name="Table2.1" style:family="table-row">
      <style:table-row-properties style:min-row-height="1.122cm" style:keep-together="true" fo:keep-together="auto"/>
    </style:style>
    <style:style style:name="Table2.A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166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3" style:family="table-row">
      <style:table-row-properties style:min-row-height="0.801cm" style:keep-together="true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25.023cm" fo:margin-left="-0.199cm" table:align="left" style:writing-mode="lr-tb"/>
    </style:style>
    <style:style style:name="Table3.A" style:family="table-column">
      <style:table-column-properties style:column-width="25.023cm"/>
    </style:style>
    <style:style style:name="Table3.1" style:family="table-row">
      <style:table-row-properties style:min-row-height="0.831cm" style:keep-together="true" fo:keep-together="auto"/>
    </style:style>
    <style:style style:name="Table3.A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2.233cm"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25.012cm" fo:margin-left="-0.199cm" table:align="left" style:writing-mode="lr-tb"/>
    </style:style>
    <style:style style:name="Table4.A" style:family="table-column">
      <style:table-column-properties style:column-width="25.012cm"/>
    </style:style>
    <style:style style:name="Table4.1" style:family="table-row">
      <style:table-row-properties style:min-row-height="0.162cm"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min-row-height="8.989cm"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List_20_Paragraph">
      <style:paragraph-properties fo:text-align="center" style:justify-single-word="false"/>
    </style:style>
    <style:style style:name="P2" style:family="paragraph" style:parent-style-name="List_20_Paragraph">
      <style:paragraph-properties fo:text-align="center" style:justify-single-word="false"/>
      <style:text-properties fo:font-size="14pt" fo:language="en" fo:country="NZ" style:font-size-asian="14pt" style:font-name-complex="Arial" style:font-size-complex="16pt"/>
    </style:style>
    <style:style style:name="P3" style:family="paragraph" style:parent-style-name="List_20_Paragraph" style:list-style-name="WW8Num1">
      <style:paragraph-properties fo:text-align="center" style:justify-single-word="false"/>
      <style:text-properties fo:font-size="14pt" fo:language="en" fo:country="NZ" style:font-size-asian="14pt" style:font-name-complex="Arial" style:font-size-complex="16pt"/>
    </style:style>
    <style:style style:name="P4" style:family="paragraph" style:parent-style-name="List_20_Paragraph">
      <style:paragraph-properties fo:text-align="center" style:justify-single-word="false"/>
      <style:text-properties fo:language="en" fo:country="NZ" fo:background-color="#c0c0c0" style:font-name-complex="Arial" style:font-size-complex="14pt"/>
    </style:style>
    <style:style style:name="P5" style:family="paragraph" style:parent-style-name="List_20_Paragraph">
      <style:text-properties fo:language="en" fo:country="NZ" style:font-name-complex="Arial" style:font-size-complex="14pt"/>
    </style:style>
    <style:style style:name="P6" style:family="paragraph" style:parent-style-name="List_20_Paragraph" style:list-style-name="WW8Num2">
      <style:paragraph-properties>
        <style:tab-stops>
          <style:tab-stop style:position="4.092cm"/>
        </style:tab-stops>
      </style:paragraph-properties>
    </style:style>
    <style:style style:name="P7" style:family="paragraph" style:parent-style-name="List_20_Paragraph" style:list-style-name="WW8Num1">
      <style:paragraph-properties>
        <style:tab-stops>
          <style:tab-stop style:position="4.092cm"/>
        </style:tab-stops>
      </style:paragraph-properties>
    </style:style>
    <style:style style:name="P8" style:family="paragraph" style:parent-style-name="List_20_Paragraph" style:list-style-name="WW8Num1">
      <style:paragraph-properties>
        <style:tab-stops>
          <style:tab-stop style:position="4.092cm"/>
        </style:tab-stops>
      </style:paragraph-properties>
      <style:text-properties fo:font-size="10pt" fo:language="en" fo:country="NZ" style:font-size-asian="10pt" style:font-name-complex="Arial" style:font-size-complex="10pt"/>
    </style:style>
    <style:style style:name="P9" style:family="paragraph" style:parent-style-name="List_20_Paragraph">
      <style:paragraph-properties fo:margin-left="6.985cm" fo:margin-right="0cm" fo:text-indent="0cm" style:auto-text-indent="false"/>
    </style:style>
    <style:style style:name="P10" style:family="paragraph" style:parent-style-name="List_20_Paragraph">
      <style:paragraph-properties fo:margin-left="0cm" fo:margin-right="0cm" fo:text-indent="0cm" style:auto-text-indent="false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language="en" fo:country="NZ" fo:background-color="#c0c0c0" style:font-name-complex="Arial" style:font-size-complex="14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language="en" fo:country="NZ" fo:font-weight="bold" style:font-weight-asian="bold" style:font-name-complex="Arial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 style:snap-to-layout-grid="false"/>
      <style:text-properties fo:language="en" fo:country="NZ" fo:font-weight="bold" style:font-weight-asian="bold" style:font-name-complex="Arial" style:font-size-complex="14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language="en" fo:country="NZ" style:font-name-complex="Arial" style:font-size-complex="14pt"/>
    </style:style>
    <style:style style:name="P15" style:family="paragraph" style:parent-style-name="List_20_Paragraph">
      <style:paragraph-properties fo:margin-left="0cm" fo:margin-right="0cm" fo:text-indent="0cm" style:auto-text-indent="false" style:snap-to-layout-grid="false"/>
      <style:text-properties fo:language="en" fo:country="NZ" style:font-name-complex="Arial" style:font-size-complex="14pt"/>
    </style:style>
    <style:style style:name="P16" style:family="paragraph" style:parent-style-name="List_20_Paragraph">
      <style:paragraph-properties fo:margin-left="0cm" fo:margin-right="0cm" fo:text-indent="0cm" style:auto-text-indent="false">
        <style:tab-stops>
          <style:tab-stop style:position="10.562cm"/>
        </style:tab-stops>
      </style:paragraph-properties>
      <style:text-properties fo:language="en" fo:country="NZ" style:font-name-complex="Arial" style:font-size-complex="14pt"/>
    </style:style>
    <style:style style:name="P17" style:family="paragraph" style:parent-style-name="List_20_Paragraph">
      <style:paragraph-properties fo:margin-left="0cm" fo:margin-right="0cm" fo:text-indent="0cm" style:auto-text-indent="false" style:snap-to-layout-grid="false">
        <style:tab-stops>
          <style:tab-stop style:position="4.092cm"/>
        </style:tab-stops>
      </style:paragraph-properties>
      <style:text-properties fo:language="en" fo:country="NZ" style:font-name-complex="Arial" style:font-size-complex="14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9pt" fo:language="en" fo:country="NZ" fo:background-color="#c0c0c0" style:font-size-asian="9pt" style:font-name-complex="Arial" style:font-size-complex="14pt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List_20_Paragraph">
      <style:paragraph-properties fo:margin-left="0cm" fo:margin-right="0cm" fo:text-indent="0cm" style:auto-text-indent="false">
        <style:tab-stops>
          <style:tab-stop style:position="10.562cm"/>
        </style:tab-stops>
      </style:paragraph-properties>
    </style:style>
    <style:style style:name="P21" style:family="paragraph" style:parent-style-name="List_20_Paragraph">
      <style:paragraph-properties fo:margin-left="0cm" fo:margin-right="0cm" fo:text-indent="0cm" style:auto-text-indent="false">
        <style:tab-stops>
          <style:tab-stop style:position="4.092cm"/>
        </style:tab-stops>
      </style:paragraph-properties>
      <style:text-properties fo:font-size="10pt" fo:language="en" fo:country="NZ" style:font-size-asian="10pt" style:font-name-complex="Arial" style:font-size-complex="10pt"/>
    </style:style>
    <style:style style:name="P22" style:family="paragraph" style:parent-style-name="List_20_Paragraph">
      <style:paragraph-properties fo:margin-left="0cm" fo:margin-right="0.855cm" fo:text-indent="0cm" style:auto-text-indent="false">
        <style:tab-stops>
          <style:tab-stop style:position="10.562cm"/>
        </style:tab-stops>
      </style:paragraph-properties>
      <style:text-properties fo:language="en" fo:country="NZ" style:font-name-complex="Arial" style:font-size-complex="14pt"/>
    </style:style>
    <style:style style:name="P23" style:family="paragraph" style:parent-style-name="List_20_Paragraph">
      <style:paragraph-properties fo:margin-left="0cm" fo:margin-right="0.855cm" fo:text-indent="0cm" style:auto-text-indent="false" style:snap-to-layout-grid="false">
        <style:tab-stops>
          <style:tab-stop style:position="10.562cm"/>
        </style:tab-stops>
      </style:paragraph-properties>
      <style:text-properties fo:language="en" fo:country="NZ" style:font-name-complex="Arial" style:font-size-complex="14pt"/>
    </style:style>
    <style:style style:name="P24" style:family="paragraph" style:parent-style-name="Header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fo:font-size="16pt" fo:language="en" fo:country="NZ" fo:font-weight="bold" style:font-size-asian="16pt" style:font-weight-asian="bold" style:font-name-complex="Arial" style:font-size-complex="18pt"/>
    </style:style>
    <style:style style:name="P26" style:family="paragraph" style:parent-style-name="Standard">
      <style:text-properties fo:language="en" fo:country="NZ" fo:font-weight="bold" style:font-weight-asian="bold"/>
    </style:style>
    <style:style style:name="P27" style:family="paragraph" style:parent-style-name="Standard">
      <style:text-properties fo:language="en" fo:country="NZ" fo:font-weight="bold" style:font-weight-asian="bold" style:font-name-complex="Arial" style:font-size-complex="14pt"/>
    </style:style>
    <style:style style:name="P28" style:family="paragraph" style:parent-style-name="Standard">
      <style:text-properties fo:language="en" fo:country="NZ" style:font-name-complex="Arial" style:font-size-complex="14pt"/>
    </style:style>
    <style:style style:name="P29" style:family="paragraph" style:parent-style-name="Standard">
      <style:paragraph-properties style:snap-to-layout-grid="false"/>
      <style:text-properties fo:language="en" fo:country="NZ" fo:background-color="#c0c0c0" style:font-name-complex="Arial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language="en" fo:country="NZ" fo:font-weight="bold" style:font-size-asian="14pt" style:font-weight-asian="bold" style:font-name-complex="Arial" style:font-size-complex="16pt"/>
    </style:style>
    <style:style style:name="P31" style:family="paragraph" style:parent-style-name="Standard">
      <style:paragraph-properties style:snap-to-layout-grid="false"/>
    </style:style>
    <style:style style:name="P32" style:family="paragraph" style:parent-style-name="Standard">
      <style:paragraph-properties>
        <style:tab-stops>
          <style:tab-stop style:position="4.092cm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4.092cm"/>
        </style:tab-stops>
      </style:paragraph-properties>
      <style:text-properties fo:font-size="10pt" fo:language="en" fo:country="NZ" style:font-size-asian="10pt" style:font-name-complex="Arial" style:font-size-complex="10pt"/>
    </style:style>
    <style:style style:name="P34" style:family="paragraph" style:parent-style-name="Standard">
      <style:paragraph-properties fo:margin-left="5.08cm" fo:margin-right="0cm" fo:text-indent="1.27cm" style:auto-text-indent="false"/>
      <style:text-properties fo:font-size="16pt" fo:language="en" fo:country="NZ" fo:font-weight="bold" style:font-size-asian="16pt" style:font-weight-asian="bold" style:font-name-complex="Arial" style:font-size-complex="18pt"/>
    </style:style>
    <style:style style:name="P35" style:family="paragraph" style:parent-style-name="Standard">
      <style:paragraph-properties fo:margin-left="-1.501cm" fo:margin-right="0cm" fo:text-align="center" style:justify-single-word="false" fo:text-indent="0cm" style:auto-text-indent="false"/>
      <style:text-properties fo:font-size="14pt" fo:language="en" fo:country="NZ" fo:font-weight="bold" style:font-size-asian="14pt" style:font-weight-asian="bold" style:font-name-complex="Arial" style:font-size-complex="16pt"/>
    </style:style>
    <style:style style:name="P36" style:family="paragraph" style:parent-style-name="Standard">
      <style:paragraph-properties fo:margin-left="-1.692cm" fo:margin-right="0cm" fo:text-indent="1.692cm" style:auto-text-indent="false"/>
    </style:style>
    <style:style style:name="P37" style:family="paragraph" style:parent-style-name="Standard">
      <style:paragraph-properties fo:margin-left="-1.692cm" fo:margin-right="0cm" fo:text-indent="1.692cm" style:auto-text-indent="false"/>
      <style:text-properties fo:language="en" fo:country="NZ" fo:font-weight="bold" style:font-weight-asian="bold" style:font-name-complex="Arial" style:font-size-complex="14pt"/>
    </style:style>
    <style:style style:name="P38" style:family="paragraph" style:parent-style-name="Standard">
      <style:paragraph-properties fo:margin-left="-1.692cm" fo:margin-right="0cm" fo:text-indent="1.692cm" style:auto-text-indent="false" style:snap-to-layout-grid="false"/>
      <style:text-properties fo:language="en" fo:country="NZ" fo:font-weight="bold" fo:background-color="#c0c0c0" style:font-weight-asian="bold" style:font-name-complex="Arial" style:font-size-complex="14pt"/>
    </style:style>
    <style:style style:name="P39" style:family="paragraph" style:parent-style-name="Standard">
      <style:paragraph-properties fo:margin-left="-0.191cm" fo:margin-right="0cm" fo:text-indent="0cm" style:auto-text-indent="false" style:snap-to-layout-grid="false"/>
      <style:text-properties fo:language="en" fo:country="NZ" fo:background-color="#c0c0c0" style:font-name-complex="Arial" style:font-size-complex="14pt"/>
    </style:style>
    <style:style style:name="P40" style:family="paragraph" style:parent-style-name="Standard">
      <style:paragraph-properties fo:margin-top="0.353cm" fo:margin-bottom="0cm" fo:keep-together="always" fo:keep-with-next="always"/>
    </style:style>
    <style:style style:name="P41" style:family="paragraph" style:parent-style-name="Standard">
      <style:paragraph-properties fo:margin-left="0.635cm" fo:margin-right="0cm" fo:text-indent="0cm" style:auto-text-indent="false">
        <style:tab-stops>
          <style:tab-stop style:position="4.092cm"/>
        </style:tab-stops>
      </style:paragraph-properties>
      <style:text-properties fo:font-size="10pt" fo:language="en" fo:country="NZ" style:font-size-asian="10pt" style:font-name-complex="Arial" style:font-size-complex="10pt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>
      <style:paragraph-properties fo:text-align="start"/>
    </style:style>
    <style:style style:name="T1" style:family="text">
      <style:text-properties fo:font-size="16pt" fo:language="en" fo:country="NZ" fo:font-weight="bold" style:font-size-asian="16pt" style:font-weight-asian="bold" style:font-name-complex="Arial" style:font-size-complex="18pt"/>
    </style:style>
    <style:style style:name="T2" style:family="text">
      <style:text-properties fo:language="en" fo:country="NZ"/>
    </style:style>
    <style:style style:name="T3" style:family="text">
      <style:text-properties fo:language="en" fo:country="NZ" fo:font-weight="bold" style:font-weight-asian="bold" style:font-name-complex="Arial" style:font-size-complex="14pt"/>
    </style:style>
    <style:style style:name="T4" style:family="text">
      <style:text-properties fo:language="en" fo:country="NZ" fo:font-weight="bold" style:font-weight-asian="bold" style:font-name-complex="Arial" style:font-size-complex="14pt" style:font-weight-complex="bold"/>
    </style:style>
    <style:style style:name="T5" style:family="text">
      <style:text-properties fo:language="en" fo:country="NZ" fo:background-color="#c0c0c0" style:font-name-complex="Arial" style:font-size-complex="14pt"/>
    </style:style>
    <style:style style:name="T6" style:family="text">
      <style:text-properties fo:language="en" fo:country="NZ" style:font-name-complex="Arial" style:font-size-complex="14pt"/>
    </style:style>
    <style:style style:name="T7" style:family="text">
      <style:text-properties fo:language="en" fo:country="NZ" fo:font-weight="normal" style:font-weight-asian="normal" style:font-name-complex="Arial" style:font-size-complex="14pt" style:font-weight-complex="normal"/>
    </style:style>
    <style:style style:name="T8" style:family="text">
      <style:text-properties fo:language="en" fo:country="NZ" style:text-underline-style="solid" style:text-underline-width="auto" style:text-underline-color="font-color" fo:font-weight="bold" style:font-weight-asian="bold" style:font-name-complex="Arial" style:font-size-complex="14pt"/>
    </style:style>
    <style:style style:name="T9" style:family="text">
      <style:text-properties fo:language="en" fo:country="NZ" style:text-underline-style="solid" style:text-underline-width="auto" style:text-underline-color="font-color" style:font-name-complex="Arial" style:font-size-complex="14pt"/>
    </style:style>
    <style:style style:name="T10" style:family="text">
      <style:text-properties fo:color="#ff0000" fo:font-size="16pt" fo:language="en" fo:country="NZ" fo:font-weight="bold" style:font-size-asian="16pt" style:font-weight-asian="bold" style:font-name-complex="Arial" style:font-size-complex="18pt"/>
    </style:style>
    <style:style style:name="T11" style:family="text">
      <style:text-properties fo:font-size="14pt" fo:language="en" fo:country="NZ" style:font-size-asian="14pt" style:font-name-complex="Arial" style:font-size-complex="16pt"/>
    </style:style>
    <style:style style:name="T12" style:family="text">
      <style:text-properties fo:font-size="14pt" fo:language="en" fo:country="NZ" fo:font-weight="bold" style:font-size-asian="14pt" style:font-weight-asian="bold" style:font-name-complex="Arial" style:font-size-complex="16pt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style:text-position="super 58%" fo:font-size="14pt" fo:font-weight="bold" style:font-size-asian="14pt" style:font-weight-asian="bold"/>
    </style:style>
    <style:style style:name="T16" style:family="text">
      <style:text-properties fo:font-size="9pt" fo:language="en" fo:country="NZ" fo:background-color="#c0c0c0" style:font-size-asian="9pt" style:font-name-complex="Arial" style:font-size-complex="14pt"/>
    </style:style>
    <style:style style:name="T17" style:family="text">
      <style:text-properties fo:color="#dddddd" fo:language="en" fo:country="NZ" style:font-name-complex="Arial" style:font-size-complex="14pt"/>
    </style:style>
    <style:style style:name="T18" style:family="text">
      <style:text-properties fo:font-variant="normal" fo:text-transform="none" fo:color="#000000" style:font-name="arial" fo:font-size="9pt" fo:letter-spacing="normal" fo:font-style="normal" fo:font-weight="normal" style:font-size-asian="9pt" style:font-style-asian="normal" style:font-weight-asian="normal" style:font-name-complex="arial"/>
    </style:style>
    <style:style style:name="T19" style:family="text">
      <style:text-properties fo:font-variant="normal" fo:text-transform="none" style:use-window-font-color="true" style:font-name="normal arial" fo:font-size="9pt" fo:letter-spacing="normal" fo:font-style="normal" fo:font-weight="normal" style:font-size-asian="9pt" style:font-style-asian="normal" style:font-weight-asian="normal" style:font-name-complex="normal arial"/>
    </style:style>
    <style:style style:name="T20" style:family="text">
      <style:text-properties fo:font-variant="normal" fo:text-transform="none" fo:color="#222222" style:font-name="Arial1" fo:font-size="10pt" fo:letter-spacing="normal" fo:language="en" fo:country="NZ" fo:font-style="normal" fo:font-weight="normal" style:font-size-asian="10pt" style:font-style-asian="normal" style:font-weight-asian="normal" style:font-name-complex="Arial1" style:font-size-complex="14pt"/>
    </style:style>
    <style:style style:name="T21" style:family="text">
      <style:text-properties fo:color="#222222" fo:font-size="10pt" style:font-size-asian="10pt" style:font-size-complex="10pt"/>
    </style:style>
    <style:style style:name="T22" style:family="text">
      <style:text-properties fo:font-size="10pt" fo:language="en" fo:country="NZ" style:font-size-asian="10pt" style:font-name-complex="Arial" style:font-size-complex="10pt"/>
    </style:style>
    <style:style style:name="T23" style:family="text">
      <style:text-properties fo:font-size="11pt" fo:language="en" fo:country="NZ" style:font-size-asian="11pt" style:font-name-complex="Arial" style:font-size-complex="11pt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ontrol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ontrol0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<text:s text:c="108"/></text:span><text:span text:style-name="T10"><text:s text:c="2"/></text:span></text:p>
      <text:p text:style-name="P34">Application Form for the Huts and Tracks Fund</text:p>
      <text:p text:style-name="P9"><text:span text:style-name="T11"><text:s text:c="6"/>This fund is jointly managed by NZDA and FMC</text:span></text:p>
      <text:p text:style-name="P25"/>
      <text:p text:style-name="P25">Round 3: September 2017</text:p>
      <text:p text:style-name="P27"/>
      <text:p text:style-name="P30">Instructions</text:p>
      <text:p text:style-name="P35"/>
      <text:list xml:id="list8365226548788408599" text:style-name="WW8Num1">
        <text:list-item>
          <text:p text:style-name="P3">Refer to the “Guidelines for Applicants” for this fund before completing this application.</text:p>
        </text:list-item>
        <text:list-item>
          <text:p text:style-name="P3">Type on the grey boxes to supply information.</text:p>
        </text:list-item>
        <text:list-item>
          <text:p text:style-name="P3">Applications must be emailed to either :</text:p>
        </text:list-item>
      </text:list>
      <text:p text:style-name="P2"/>
      <text:p text:style-name="P1"><text:a xlink:type="simple" xlink:href="mailto:eo@fmc.org.nz" text:style-name="Internet_20_link" text:visited-style-name="Visited_20_Internet_20_Link"><text:span text:style-name="Internet_20_link"><text:span text:style-name="T11">eo@fmc.org.nz</text:span></text:span></text:a><text:span text:style-name="T11"> <text:s/>or</text:span></text:p>
      <text:p text:style-name="P1"><text:a xlink:type="simple" xlink:href="..//C:/Users/Jamie/Google%20Drive/FMC%20Google%20Drive/FMC%20Jamie/Huts%20and%20Tracks%20Fund/Templates/Application%20Forms%20and%20Guidelines/Round%203/info@deerstalkers.org.nz" text:style-name="Internet_20_link" text:visited-style-name="Visited_20_Internet_20_Link"><text:span text:style-name="Internet_20_link"><text:span text:style-name="T11">info@deerstalkers.org.nz</text:span></text:span></text:a><text:span text:style-name="T11">,</text:span></text:p>
      <text:p text:style-name="P2"/>
      <text:p text:style-name="P4"><text:span text:style-name="T13">Applications must be received by the </text:span><text:span text:style-name="T14">30</text:span><text:span text:style-name="T15">th</text:span><text:span text:style-name="T14"> of September </text:span><text:bookmark text:name="_GoBack"/><text:span text:style-name="T14">2017. </text:span><text:span text:style-name="T13">When possible applications will be assessed as received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1"/>
            <text:p text:style-name="P27">Section A: Applicant Details <text:s text:c="2"/>(*indicates required information)</text:p>
            <text:p text:style-name="P11"/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2">
          <table:table-cell table:style-name="Table1.A2" office:value-type="string">
            <text:p text:style-name="Standard"><text:span text:style-name="T3"><text:s/>Full legal name of organization or individual*:</text:span></text:p>
            <text:p text:style-name="P10"><text:text-input text:description=""/><text:span text:style-name="T6">Peter Alspach</text:span></text:p>
          </table:table-cell>
          <table:table-cell table:style-name="Table1.B2" table:number-rows-spanned="2" table:number-columns-spanned="2" office:value-type="string">
            <text:p text:style-name="P10"><text:span text:style-name="T3"><text:s/>Postal Address*:</text:span></text:p>
            <text:p text:style-name="P12"/>
            <text:p text:style-name="P10"><text:text-input text:description=""/><text:span text:style-name="T6">PO Box 24, Springs Junction 7847</text:span></text:p>
            <text:p text:style-name="P10"><text:span text:style-name="T3"><text:s/>Physical Address:</text:span></text:p>
            <text:p text:style-name="P12"/>
            <text:p text:style-name="P10"><text:text-input text:description=""/><text:span text:style-name="T6">53 State Highway 65, Springs Junction 7847</text:span></text:p>
            <text:p text:style-name="P14"/>
          </table:table-cell>
          <table:covered-table-cell/>
        </table:table-row>
        <table:table-row table:style-name="Table1.3">
          <table:table-cell table:style-name="Table1.A2" office:value-type="string">
            <text:p text:style-name="P10"><text:span text:style-name="T3"><text:s/>Name of person submitting this application*:</text:span></text:p>
            <text:p text:style-name="P10"><text:text-input text:description=""/><text:span text:style-name="T3">Peter Alspach</text:span></text:p>
            <text:p text:style-name="P14"/>
          </table:table-cell>
          <table:covered-table-cell/>
          <table:covered-table-cell/>
        </table:table-row>
        <text:soft-page-break/>
        <table:table-row table:style-name="Table1.4">
          <table:table-cell table:style-name="Table1.A2" office:value-type="string">
            <text:p text:style-name="P10"><text:span text:style-name="T3"><text:s/>Email Address*:</text:span></text:p>
            <text:p text:style-name="P10"><text:text-input text:description=""/><text:span text:style-name="T3">paalspah@gmail.com</text:span></text:p>
          </table:table-cell>
          <table:table-cell table:style-name="Table1.B2" table:number-columns-spanned="2" office:value-type="string">
            <text:p text:style-name="P10"><text:span text:style-name="T3"><text:s/>Mobile*: 022 528 7529</text:span><text:text-input text:description=""/></text:p>
            <text:p text:style-name="P10"><text:span text:style-name="T3"><text:s/>Landline:</text:span><text:text-input text:description=""/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2">Website (and / or Facebook Page):</text:p>
            <text:p text:style-name="P10"><text:text-input text:description=""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6">
          <table:table-cell table:style-name="Table1.A6" table:number-columns-spanned="2" office:value-type="string">
            <text:p text:style-name="P38"/>
            <text:p text:style-name="P37">Section B: <text:s/>Project Summary</text:p>
            <text:p text:style-name="P18"/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7">
          <table:table-cell table:style-name="Table1.A2" table:number-columns-spanned="2" office:value-type="string">
            <text:p text:style-name="P10"><text:span text:style-name="T3"><text:s/>Project Name:</text:span></text:p>
            <text:p text:style-name="P10"><text:text-input text:description=""/><text:span text:style-name="T3">Lake Man Biv renovation</text:span></text:p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8">
          <table:table-cell table:style-name="Table1.A2" table:number-columns-spanned="2" office:value-type="string">
            <text:p text:style-name="P10"><text:span text:style-name="T3"><text:s/>Project Location:</text:span></text:p>
            <text:p text:style-name="P10"><text:text-input text:description=""/><text:bookmark-start text:name="Text6"/><text:text-input text:description=""/><text:bookmark-end text:name="Text6"/><text:span text:style-name="T3">Lake Man Biv, Doubtful Range</text:span></text:p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9">
          <table:table-cell table:style-name="Table1.A6" table:number-columns-spanned="2" office:value-type="string">
            <text:p text:style-name="P13"/>
            <text:p text:style-name="P12">Section C: Project Detail</text:p>
            <text:p text:style-name="P12"/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9">
          <table:table-cell table:style-name="Table1.A2" table:number-columns-spanned="2" office:value-type="string">
            <text:p text:style-name="P10"><text:span text:style-name="T3"><text:s/>Please describe your project in less than 250 words (use extra paper if required):</text:span></text:p>
            <text:p text:style-name="P10"><text:text-input text:description=""/><text:span text:style-name="T7">Lake Man Biv is essentially sound, but requires a bit of maintenance. <text:s/>In particular, the lead-head nails need replacing and the exterior requires painting. <text:s/>Other essential work includes digging a trench to prevent leaf-litter build-up in the east side, and fitting a weather ledge to the door. <text:s/>It is further proposed to line and insulate the ceiling (since the roof is coming off anyway), move the bench and install another window (see attached report </text:span><text:soft-page-break/><text:span text:style-name="T7">– note not items are over $500)</text:span></text:p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9">
          <table:table-cell table:style-name="Table1.A2" table:number-columns-spanned="2" office:value-type="string">
            <text:p text:style-name="P12">Predominant User Groups: </text:p>
            <text:p text:style-name="P19"><draw:control text:anchor-type="as-char" draw:z-index="0" draw:style-name="gr1" draw:text-style-name="P43" svg:width="0.32cm" svg:height="0.32cm" draw:control="control1"/><text:span text:style-name="T6"> </text:span><text:span text:style-name="T4">Trampers</text:span><text:span text:style-name="T6"> <text:s text:c="4"/></text:span><text:span text:style-name="T6"><draw:control text:anchor-type="as-char" draw:z-index="1" draw:style-name="gr1" draw:text-style-name="P43" svg:width="0.32cm" svg:height="0.32cm" draw:control="control2"/></text:span><text:span text:style-name="T6"> </text:span><text:span text:style-name="T4">Hunters</text:span><text:span text:style-name="T6"> <text:s text:c="4"/></text:span><text:span text:style-name="T6"><draw:control text:anchor-type="as-char" draw:z-index="2" draw:style-name="gr1" draw:text-style-name="P43" svg:width="0.32cm" svg:height="0.32cm" draw:control="control3"/></text:span><text:span text:style-name="T6"> </text:span><text:span text:style-name="T17">Climbers</text:span><text:span text:style-name="T6"> <text:s/></text:span><text:span text:style-name="T6"><draw:control text:anchor-type="as-char" draw:z-index="3" draw:style-name="gr1" draw:text-style-name="P43" svg:width="0.32cm" svg:height="0.32cm" draw:control="control4"/></text:span><text:span text:style-name="T6"> </text:span><text:span text:style-name="T17">Other: </text:span><text:span text:style-name="T6">…………………………….</text:span></text:p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8">
          <table:table-cell table:style-name="Table1.A2" table:number-columns-spanned="2" office:value-type="string">
            <text:p text:style-name="P10"><text:span text:style-name="T3">Current project status </text:span><text:span text:style-name="T6">(click to select)</text:span></text:p>
            <text:p text:style-name="P19"><text:span text:style-name="T6"><text:s text:c="57"/></text:span><text:span text:style-name="T6"><draw:control text:anchor-type="as-char" draw:z-index="4" draw:style-name="gr1" draw:text-style-name="P43" svg:width="0.32cm" svg:height="0.32cm" draw:control="control5"/></text:span><text:bookmark text:name="Check1"/><text:span text:style-name="T6"> </text:span><text:span text:style-name="T17">Planning Stage</text:span><text:span text:style-name="T6"> <text:s text:c="4"/></text:span><text:span text:style-name="T6"><draw:control text:anchor-type="as-char" draw:z-index="5" draw:style-name="gr1" draw:text-style-name="P43" svg:width="0.32cm" svg:height="0.32cm" draw:control="control6"/></text:span><text:bookmark text:name="Check2"/><text:span text:style-name="T4">Ready to start Stage</text:span><text:span text:style-name="T6"> <text:s text:c="4"/></text:span><text:span text:style-name="T6"><draw:control text:anchor-type="as-char" draw:z-index="6" draw:style-name="gr1" draw:text-style-name="P43" svg:width="0.32cm" svg:height="0.32cm" draw:control="control7"/></text:span><text:span text:style-name="T6"> </text:span><text:span text:style-name="T17">Ongoing</text:span></text:p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 table:style-name="Table1.13">
          <table:table-cell table:style-name="Table1.A2" table:number-columns-spanned="2" office:value-type="string">
            <text:p text:style-name="P23"><text:bookmark text:name="Text8"/></text:p>
            <text:p text:style-name="P22"/>
            <text:p text:style-name="P22"/>
          </table:table-cell>
          <table:covered-table-cell/>
          <table:table-cell table:style-name="Table1.C13" office:value-type="string">
            <text:p text:style-name="P26">Do you have a management agreement with DOC that covers this project? <text:s text:c="11"/></text:p>
            <text:p text:style-name="P16"/>
            <text:p text:style-name="P20"><text:span text:style-name="T6"><text:s/></text:span><text:span text:style-name="T6"><draw:control text:anchor-type="as-char" draw:z-index="7" draw:style-name="gr1" draw:text-style-name="P43" svg:width="0.32cm" svg:height="0.32cm" draw:control="control8"/></text:span><text:bookmark text:name="Check3"/><text:span text:style-name="T6"> yes <text:s/></text:span><text:span text:style-name="T6"><draw:control text:anchor-type="as-char" draw:z-index="8" draw:style-name="gr1" draw:text-style-name="P43" svg:width="0.32cm" svg:height="0.32cm" draw:control="control9"/></text:span><text:bookmark text:name="Check4"/><text:span text:style-name="T6"> no <text:s text:c="6"/>Comments: Not a formal agreement. <text:s/>DoC sought volunteers for this project, and I have done so (see attached email thread)</text:span><text:text-input text:description=""/></text:p>
            <text:p text:style-name="P16"><text:s/></text:p>
          </table:table-cell>
        </table:table-row>
        <table:table-row table:style-name="Table1.9">
          <table:table-cell table:style-name="Table1.A2" table:number-columns-spanned="2" office:value-type="string">
            <text:p text:style-name="P12">Do you have a DOC liaison person? </text:p>
            <text:p text:style-name="P10"><text:span text:style-name="T3">Name: <text:s/></text:span><text:text-input text:description=""/><text:span text:style-name="T3"> Simon Curtis or Nick Jennings <text:s text:c="10"/>Office: </text:span><text:text-input text:description=""/><text:span text:style-name="T3"> North Canterbury District Office</text:span></text:p>
            <text:p text:style-name="P10"><text:span text:style-name="T3">Email: </text:span><text:text-input text:description=""/><text:span text:style-name="T18">scurtis@doc.govt.nz</text:span> or <text:span text:style-name="T19">njennings@doc.govt.nz</text:span> <text:text-input text:description=""/><text:span text:style-name="T3"> <text:s text:c="4"/>DDI: </text:span><text:span text:style-name="T7">? <text:s/>or </text:span><text:span text:style-name="T20">03 313-0834</text:span><text:span text:style-name="T3"> </text:span></text:p>
          </table:table-cell>
          <table:covered-table-cell/>
          <table:table-cell table:style-name="Table1.C1" office:value-type="string">
            <text:p text:style-name="P31"/>
          </table:table-cell>
        </table:table-row>
      </table:table>
      <text:p text:style-name="P2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9"/>
            <text:p text:style-name="P37">Section D: What you are applying for?</text:p>
            <text:p text:style-name="P11"/>
          </table:table-cell>
        </table:table-row>
        <table:table-row table:style-name="Table2.2">
          <table:table-cell table:style-name="Table2.A2" office:value-type="string">
            <text:p text:style-name="P10"><text:span text:style-name="T3">What is the expected cost of your project (GST inclusive)</text:span><text:span text:style-name="T6">: Approximately $1000 plus helicopter costs</text:span><text:text-input text:description=""/>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3">How many volunteers do you estimate being involved: </text:span><text:span text:style-name="T7">2-4</text:span><text:text-input text:description=""/></text:p>
          </table:table-cell>
        </table:table-row>
        <table:table-row table:style-name="Table2.3">
          <table:table-cell table:style-name="Table2.A3" office:value-type="string">
            <text:p text:style-name="P40"><text:span text:style-name="T3">Cost of tools/materials: </text:span><text:span text:style-name="T7">$1000</text:span><text:text-input text:description=""/>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3">Cost of helicopter: </text:span><text:span text:style-name="T7">No idea really – maybe $2000?? <text:s/>Hopefully you will have an idea.</text:span><text:text-input text:description=""/></text:p>
          </table:table-cell>
        </table:table-row>
        <table:table-row table:style-name="Table2.3">
          <table:table-cell table:style-name="Table2.A3" office:value-type="string">
            <text:p text:style-name="P27">Helicopter hours: </text:p>
          </table:table-cell>
        </table:table-row>
        <text:soft-page-break/>
        <table:table-row table:style-name="Table2.3">
          <table:table-cell table:style-name="Table2.A3" office:value-type="string">
            <text:p text:style-name="P40"><text:span text:style-name="T3">Other costs (please add lines as required):</text:span><text:span text:style-name="T7"> None</text:span><text:text-input text:description=""/>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3">How much are you applying for from the Fund (GST inclusive):</text:span><text:span text:style-name="T7"> All of it (any excess will be returned)</text:span><text:text-input text:description=""/>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3">Have you/will you secure funding from other sources (if applicable)?</text:span><text:span text:style-name="T7"> NA</text:span><text:text-input text:description=""/>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3">How many kilometres of track will be maintained (if applicable)?</text:span><text:span text:style-name="T7"> NA</text:span><text:text-input text:description=""/></text:p>
          </table:table-cell>
        </table:table-row>
      </table:table>
      <text:p text:style-name="P2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9"/>
            <text:p text:style-name="P36"><text:span text:style-name="T3">Section E: Checklist (Your application </text:span><text:span text:style-name="T8">cannot </text:span><text:span text:style-name="T3">be considered unless these documents are included)</text:span></text:p>
          </table:table-cell>
        </table:table-row>
        <table:table-row table:style-name="Table3.2">
          <table:table-cell table:style-name="Table3.A2" office:value-type="string">
            <text:p text:style-name="P17"/>
            <text:list xml:id="list6401932746476920647" text:style-name="WW8Num2">
              <text:list-item>
                <text:list>
                  <text:list-item>
                    <text:p text:style-name="P6"><text:span text:style-name="T6">Have you attached </text:span><text:span text:style-name="T9">confirmation that you have permission from DOC</text:span><text:span text:style-name="T6">? (If not we may be able to help you with this)</text:span></text:p>
                  </text:list-item>
                  <text:list-item>
                    <text:p text:style-name="P6"><text:span text:style-name="T6">Have you attached at least </text:span><text:span text:style-name="T9">two quotes for materials or services over $500</text:span><text:span text:style-name="T6">? (We may have the quotes peer reviewed)</text:span></text:p>
                  </text:list-item>
                </text:list>
              </text:list-item>
            </text:list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/>
            <text:p text:style-name="P37">Section F: Declaration</text:p>
            <text:p text:style-name="P11"/>
          </table:table-cell>
        </table:table-row>
        <text:soft-page-break/>
        <table:table-row table:style-name="Table4.2">
          <table:table-cell table:style-name="Table4.A2" office:value-type="string">
            <text:p text:style-name="P41">By completing and submitting this application, you certify and understand that: </text:p>
            <text:list xml:id="list32325528" text:continue-list="list8365226548788408599" text:style-name="WW8Num1">
              <text:list-item>
                <text:p text:style-name="P8">The applicant group has read and understood the guidelines;</text:p>
              </text:list-item>
              <text:list-item>
                <text:p text:style-name="P8">The project is believed to be consistent with the eligibility requirements;</text:p>
              </text:list-item>
              <text:list-item>
                <text:p text:style-name="P8">All information provided is up to date, true and correct;</text:p>
              </text:list-item>
              <text:list-item>
                <text:p text:style-name="P8">By submitting this application the applicant acknowledges that the evaluation of applications has a subjective element and that the New Zealand Outdoor Recreation Consortium is the final decision-making authority;</text:p>
              </text:list-item>
              <text:list-item>
                <text:p text:style-name="P8">Information about the application (including applicant name, project title, and a summary of the proposal) and any approved funding may be made publicly available by New Zealand Outdoor Recreation Consortium;</text:p>
              </text:list-item>
              <text:list-item>
                <text:p text:style-name="P8">If a project proposal is approved, any grant of money is subject to a contract being entered into between the applicant and FMC/NZDA on behalf of the New Zealand Outdoor Recreation Consortium, including the requirement to acknowledge New Zealand Outdoor Recreation Consortium as a source of funding in signage, publicity and publications; </text:p>
              </text:list-item>
              <text:list-item>
                <text:p text:style-name="P7"><text:span text:style-name="apple-converted-space"><text:span text:style-name="T21"> </text:span></text:span><text:span text:style-name="T22">A sample of grant recipients is subject to annual audit checks. When signing the grant application form or contract, applicants agree that they must make a record (e.g. receipts) of their expenditure that can be made available for inspection if requested by the Consortium. Advice on this can be obtained from FMC/NZDA.</text:span></text:p>
              </text:list-item>
              <text:list-item>
                <text:p text:style-name="P8">If any money granted is not spent according to the contract or guidelines, or within the scope of the approved project, the Consortium can require that the money be returned; and</text:p>
              </text:list-item>
              <text:list-item>
                <text:p text:style-name="P8">The signatory has the authority to commit the applicant to this application.</text:p>
              </text:list-item>
            </text:list>
            <text:p text:style-name="P21"/>
            <text:p text:style-name="P33">Duly authorized agent:</text:p>
            <text:p text:style-name="P33">Name: <text:s text:c="10"/>Peter Alspach <text:s text:c="34"/>Position: <text:s/>Volunteer <text:s/></text:p>
            <text:p text:style-name="P32"><text:span text:style-name="T22">Signature: <text:s text:c="50"/>Date: <text:s text:c="7"/></text:span><text:span text:style-name="T23">21 September 2017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rmal arial" svg:font-family="'normal arial', sans-serif"/>
    <style:font-face style:name="Courier New" svg:font-family="'Courier New'" style:font-family-generic="modern"/>
    <style:font-face style:name="Arial1" svg:font-family="Arial, sans-serif" style:font-family-generic="swiss"/>
    <style:font-face style:name="Lucida Sans2" svg:font-family="'Lucida Sans'" style:font-family-generic="swiss"/>
    <style:font-face style:name="arial" svg:font-family="arial, sans-serif" style:font-family-generic="swiss"/>
    <style:font-face style:name="Courier New1" svg:font-family="'Courier New'" style:font-family-generic="modern" style:font-pitch="fixed"/>
    <style:font-face style:name="F" svg:font-family="" style:font-pitch="variable"/>
    <style:font-face style:name="Courier New2" svg:font-family="'Courier New'" style:font-pitch="variable"/>
    <style:font-face style:name="Lucida Grande1" svg:font-family="'Lucida Grande'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NZ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Cambria" fo:font-size="12pt" fo:language="en" fo:country="US" style:font-name-asian="SimSun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list-style-name="" style:class="extra">
      <style:paragraph-properties fo:margin-left="0cm" fo:margin-right="0cm" fo:text-indent="0cm" style:auto-text-indent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list-style-name="" style:class="extra">
      <style:paragraph-properties fo:margin-left="0cm" fo:margin-right="0cm" fo:text-indent="0cm" style:auto-text-indent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list-style-name="">
      <style:paragraph-properties fo:margin-left="0cm" fo:margin-right="0cm" fo:text-indent="0cm" style:auto-text-indent="false"/>
      <style:text-properties style:font-name="Lucida Grande" fo:font-size="9pt" style:font-size-asian="9pt" style:font-name-complex="Lucida Grande1" style:font-size-complex="9pt"/>
    </style:style>
    <style:style style:name="Revision" style:family="paragraph" style:list-style-name="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Cambria" fo:font-size="12pt" fo:language="en" fo:country="US" style:font-name-asian="SimSun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style>
    <style:style style:name="annotation_20_text" style:display-name="annotation text" style:family="paragraph" style:parent-style-name="Standard" style:list-style-name="">
      <style:paragraph-properties fo:margin-left="0cm" fo:margin-right="0cm" fo:text-indent="0cm" style:auto-text-indent="false"/>
    </style:style>
    <style:style style:name="annotation_20_subject" style:display-name="annotation subject" style:family="paragraph" style:parent-style-name="annotation_20_text" style:list-style-name="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language="en" fo:country="NZ" style:font-name-complex="Symbol"/>
    </style:style>
    <style:style style:name="WW8Num1z1" style:family="text">
      <style:text-properties style:font-name="Courier New" style:font-name-complex="Courier New2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fo:language="en" fo:country="NZ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2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Arial"/>
    </style:style>
    <style:style style:name="ListLabel_20_3" style:display-name="ListLabel 3" style:family="text">
      <style:text-properties fo:font-size="14pt" fo:font-weight="normal" style:font-size-asian="14pt" style:font-weight-asian="normal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z0" style:num-suffix=".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.251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19cm" fo:margin-bottom="1.82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3.17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 Wilde</meta:initial-creator>
    <meta:creation-date>2016-07-06T03:36:00</meta:creation-date>
    <dc:creator>Jamie Stewart</dc:creator>
    <dc:date>2017-08-07T03:11:00</dc:date>
    <meta:editing-cycles>6</meta:editing-cycles>
    <meta:editing-duration>PT7S</meta:editing-duration>
    <meta:document-statistic meta:table-count="4" meta:image-count="0" meta:object-count="0" meta:page-count="5" meta:paragraph-count="71" meta:word-count="806" meta:character-count="5154"/>
    <meta:generator>OpenOffice/4.1.3$Win32 OpenOffice.org_project/413m1$Build-9783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